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731cm"/>
    </style:style>
    <style:style style:name="co2" style:family="table-column">
      <style:table-column-properties fo:break-before="auto" style:column-width="7.542cm"/>
    </style:style>
    <style:style style:name="co3" style:family="table-column">
      <style:table-column-properties fo:break-before="auto" style:column-width="6.018cm"/>
    </style:style>
    <style:style style:name="co4" style:family="table-column">
      <style:table-column-properties fo:break-before="auto" style:column-width="7.625cm"/>
    </style:style>
    <style:style style:name="co5" style:family="table-column">
      <style:table-column-properties fo:break-before="auto" style:column-width="6.562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style:vertical-align="middle"/>
      <style:paragraph-properties fo:text-align="justify" fo:margin-left="0c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number-rows-repeated="3">
          <table:table-cell table:number-columns-repeated="1024"/>
        </table:table-row>
        <table:table-row table:style-name="ro2">
          <table:table-cell office:value-type="string" calcext:value-type="string">
            <text:p>Modèle d’architecture</text:p>
          </table:table-cell>
          <table:table-cell office:value-type="string" calcext:value-type="string">
            <text:p>Description</text:p>
          </table:table-cell>
          <table:table-cell office:value-type="string" calcext:value-type="string">
            <text:p>Avantages</text:p>
          </table:table-cell>
          <table:table-cell office:value-type="string" calcext:value-type="string">
            <text:p>Inconvénients</text:p>
          </table:table-cell>
          <table:table-cell office:value-type="string" calcext:value-type="string">
            <text:p>Quand l’utiliser</text:p>
          </table:table-cell>
          <table:table-cell office:value-type="string" calcext:value-type="string">
            <text:p>Commentaire perso</text:p>
          </table:table-cell>
          <table:table-cell table:number-columns-repeated="1018"/>
        </table:table-row>
        <table:table-row table:style-name="ro3">
          <table:table-cell table:style-name="ce2" office:value-type="string" calcext:value-type="string">
            <text:p>Client-Serveur</text:p>
          </table:table-cell>
          <table:table-cell table:style-name="ce2" office:value-type="string" calcext:value-type="string">
            <text:p>Une structure d'application distribuée qui répartit les tâches entre les fournisseurs d'un service, appelés serveurs, et les demandeurs du service, appelés clients. Les clients et les serveurs communiquent souvent sur un réseau en utilisant des matériels différents.</text:p>
          </table:table-cell>
          <table:table-cell table:style-name="ce2" office:value-type="string" calcext:value-type="string">
            <text:p>Encapsulation du matériel, des logiciels et des fonctionnalités.</text:p>
            <text:p>Combinaison fluide de clients et de serveurs sur différentes plateformes.</text:p>
          </table:table-cell>
          <table:table-cell table:style-name="ce2" office:value-type="string" calcext:value-type="string">
            <text:p>Si tous les clients demandent simultanément des données au serveur, celui-ci peut être surchargé. </text:p>
            <text:p>Si le serveur échoue pour une raison quelconque, aucune demande client ne peut être satisfaite.</text:p>
          </table:table-cell>
          <table:table-cell table:style-name="ce2" office:value-type="string" calcext:value-type="string">
            <text:p>Lorsque les utilisateurs ont différents appareils.</text:p>
            <text:p>Lorsque vous avez besoin d'encapsuler les fonctionnalités du système.</text:p>
          </table:table-cell>
          <table:table-cell office:value-type="string" calcext:value-type="string">
            <text:p>Architecture INTERNE à une entreprise</text:p>
          </table:table-cell>
          <table:table-cell table:number-columns-repeated="1018"/>
        </table:table-row>
        <table:table-row table:style-name="ro4">
          <table:table-cell table:style-name="ce2" office:value-type="string" calcext:value-type="string">
            <text:p>Pilotage par les événements</text:p>
          </table:table-cell>
          <table:table-cell table:style-name="ce2" office:value-type="string" calcext:value-type="string">
            <text:p>Les événements sont produits, transportés et interprétés dans un bus d'événements.</text:p>
            <text:p>Les clients s'abonnent à un groupe d'événements (appelé canal) et agissent à la réception des messages.</text:p>
          </table:table-cell>
          <table:table-cell table:style-name="ce2" office:value-type="string" calcext:value-type="string">
            <text:p>Capacité à gérer des millions d'événements en même temps.</text:p>
            <text:p>Capacité à faire communiquer différentes technologies et plateformes avec le même bus d'événements.</text:p>
          </table:table-cell>
          <table:table-cell table:style-name="ce2" office:value-type="string" calcext:value-type="string">
            <text:p>Si le bus d'événements tombe en panne, le système ne fonctionne plus du tout.</text:p>
            <text:p>Le bus d'événements peut être surchargé et subir des problèmes de performance.</text:p>
          </table:table-cell>
          <table:table-cell table:style-name="ce2" office:value-type="string" calcext:value-type="string">
            <text:p>Lorsque vous avez plusieurs événements en même temps.</text:p>
            <text:p>Lorsque vous devez agir sur un événement en temps réel (exécution synchronisée).</text:p>
            <text:p>Lorsque vous avez des plateformes différentes.</text:p>
          </table:table-cell>
          <table:table-cell office:value-type="string" calcext:value-type="string">
            <text:p>Design Pattern Observer</text:p>
          </table:table-cell>
          <table:table-cell table:number-columns-repeated="1018"/>
        </table:table-row>
        <table:table-row table:style-name="ro3">
          <table:table-cell table:style-name="ce2" office:value-type="string" calcext:value-type="string">
            <text:p>Centrée sur les données</text:p>
          </table:table-cell>
          <table:table-cell table:style-name="ce2" office:value-type="string" calcext:value-type="string">
            <text:p>Une structure d'application qui utilise les données au lieu du code pour prendre des décisions de comportement.</text:p>
          </table:table-cell>
          <table:table-cell table:style-name="ce2" office:value-type="string" calcext:value-type="string">
            <text:p>Il n'est pas nécessaire d'analyser tous les cas dans le code.</text:p>
            <text:p>Les catégories peuvent s'étendre indéfiniment.</text:p>
            <text:p>Des modifications peuvent être apportées sans changer le code.</text:p>
          </table:table-cell>
          <table:table-cell table:style-name="ce2" office:value-type="string" calcext:value-type="string">
            <text:p>Peut devenir compliqué à comprendre et à gérer lorsqu'il y a de nombreuses catégories.</text:p>
          </table:table-cell>
          <table:table-cell table:style-name="ce2" office:value-type="string" calcext:value-type="string">
            <text:p>Lorsqu’il y a de nombreuses catégories différentes et que vous devez agir différemment pour chacune d'entre elles.</text:p>
          </table:table-cell>
          <table:table-cell table:number-columns-repeated="1019"/>
        </table:table-row>
        <table:table-row table:style-name="ro5">
          <table:table-cell table:style-name="ce2" office:value-type="string" calcext:value-type="string">
            <text:p>En couches</text:p>
          </table:table-cell>
          <table:table-cell table:style-name="ce2" office:value-type="string" calcext:value-type="string">
            <text:p>Les logiciels fonctionnent en couches qui permettent à tous les composants d'être indépendants les uns des autres.</text:p>
          </table:table-cell>
          <table:table-cell table:style-name="ce2" office:value-type="string" calcext:value-type="string">
            <text:p>Encapsulation du matériel, des logiciels et des fonctionnalités. </text:p>
            <text:p>Si une couche est modifiée, les autres couches restent les mêmes.</text:p>
          </table:table-cell>
          <table:table-cell table:style-name="ce2" office:value-type="string" calcext:value-type="string">
            <text:p>Pour les petites applications, de nombreuses couches créent un problème de performance et sont très difficiles à maintenir.</text:p>
          </table:table-cell>
          <table:table-cell table:style-name="ce2" office:value-type="string" calcext:value-type="string">
            <text:p>Uniquement pour les grandes applications.</text:p>
          </table:table-cell>
          <table:table-cell table:number-columns-repeated="1019"/>
        </table:table-row>
        <table:table-row table:style-name="ro6">
          <table:table-cell table:style-name="ce2" office:value-type="string" calcext:value-type="string">
            <text:p>Modulaire</text:p>
          </table:table-cell>
          <table:table-cell table:style-name="ce2" office:value-type="string" calcext:value-type="string">
            <text:p>Parties supplémentaires du logiciel développées pour ajouter une fonctionnalité spécifique non prévue dans le système.</text:p>
          </table:table-cell>
          <table:table-cell table:style-name="ce2" office:value-type="string" calcext:value-type="string">
            <text:p>Pas de réécriture du système.</text:p>
            <text:p>Augmentation de la fonctionnalité sans limite.</text:p>
          </table:table-cell>
          <table:table-cell table:style-name="ce2" office:value-type="string" calcext:value-type="string">
            <text:p>Les modules se font fréquemment planter les uns les autres et produisent des dysfonctionnements dans le système principal.</text:p>
          </table:table-cell>
          <table:table-cell table:style-name="ce2" office:value-type="string" calcext:value-type="string">
            <text:p>Lorsque vous avez une fonctionnalité spécifique que vous devez ajouter sans réécrire le système de base.</text:p>
          </table:table-cell>
          <table:table-cell table:number-columns-repeated="1019"/>
        </table:table-row>
        <table:table-row table:style-name="ro7">
          <table:table-cell table:style-name="ce2" office:value-type="string" calcext:value-type="string">
            <text:p>Orienté services</text:p>
          </table:table-cell>
          <table:table-cell table:style-name="ce2" office:value-type="string" calcext:value-type="string">
            <text:p>Un modèle d'architecture basé sur les services qui permet à un système externe d'utiliser une bibliothèque de fonctionnalités sans accéder aux systèmes internes.</text:p>
          </table:table-cell>
          <table:table-cell table:style-name="ce2" office:value-type="string" calcext:value-type="string">
            <text:p>Communication simple : fonctionne à 100 % sur Internet.</text:p>
            <text:p>Normes de sécurité strictes : aucun client ne peut accéder aux systèmes internes.</text:p>
          </table:table-cell>
          <table:table-cell table:style-name="ce2" office:value-type="string" calcext:value-type="string">
            <text:p>Les clients ont besoin d'Internet pour utiliser la bibliothèque.</text:p>
            <text:p>Pensez au nombre de demandes que le service web de suivi de FedEx reçoit par seconde.</text:p>
            <text:p>Le contrôleur de services web peut être surchargé et subir des problèmes de performance. </text:p>
          </table:table-cell>
          <table:table-cell table:style-name="ce2" office:value-type="string" calcext:value-type="string">
            <text:p>Lorsque vous avez de nombreux clients pour un service web.</text:p>
            <text:p>Lorsque vous devez communiquer à distance avec ces clients.</text:p>
          </table:table-cell>
          <table:table-cell office:value-type="string" calcext:value-type="string">
            <text:p>Services proposés par une architecture EXTERNE à une entreprise</text:p>
          </table:table-cell>
          <table:table-cell table:number-columns-repeated="1018"/>
        </table:table-row>
        <table:table-row table:style-name="ro8">
          <table:table-cell table:style-name="ce2" office:value-type="string" calcext:value-type="string">
            <text:p>microservices</text:p>
          </table:table-cell>
          <table:table-cell table:style-name="ce2" office:value-type="string" calcext:value-type="string">
            <text:p>Un modèle d’architecture permettant de diviser une application en fonctionnalités encapsulées au sein de services autonomes. Chacun de ces services est géré et évolue indépendamment des autres services.</text:p>
          </table:table-cell>
          <table:table-cell table:style-name="ce2" office:value-type="string" calcext:value-type="string">
            <text:p>Time-to-market</text:p>
            <text:p>Agilité technologique</text:p>
            <text:p>Modernisation facilitée</text:p>
            <text:p>Evolutivité</text:p>
            <text:p>Fiabilité</text:p>
          </table:table-cell>
          <table:table-cell table:style-name="ce2" office:value-type="string" calcext:value-type="string">
            <text:p>La qualité de services peut se détériorer si les développeurs ne se soucie pas de la performance globale du système d’information lors de la réalisation des microservices.</text:p>
          </table:table-cell>
          <table:table-cell table:style-name="ce2" office:value-type="string" calcext:value-type="string">
            <text:p>La mise en place de microservices peut être effectuée en utilisant des services REST ou un bus de messages.</text:p>
          </table:table-cell>
          <table:table-cell table:number-columns-repeated="1019"/>
        </table:table-row>
        <table:table-row table:style-name="ro1" table:number-rows-repeated="2">
          <table:table-cell table:style-name="Default" table:number-columns-repeated="5"/>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4">00/00/0000</text:date>, <text:time style:data-style-name="N2" text:time-value="10:06:31.6140718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2T09:59:23.728202588</meta:creation-date>
    <dc:date>2022-05-24T17:26:55.352065482</dc:date>
    <meta:editing-duration>PT2H18M51S</meta:editing-duration>
    <meta:editing-cycles>4</meta:editing-cycles>
    <meta:generator>LibreOffice/6.4.7.2$Linux_X86_64 LibreOffice_project/40$Build-2</meta:generator>
    <meta:document-statistic meta:table-count="1" meta:cell-count="44" meta:object-count="0"/>
  </office:meta>
</office:document-meta>
</file>